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2.727cm" svg:height="7.171cm" svg:x="12.298cm" svg:y="5.073cm">
            <draw:object draw:notify-on-update-of-ranges="Лист1.G1:Лист1.G1 Лист1.H1:Лист1.H1 Лист1.I1:Лист1.I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136cm" svg:height="6.826cm" svg:x="0cm" svg:y="12.246cm">
            <draw:object draw:notify-on-update-of-ranges="Лист1.D1:Лист1.D1 Лист1.E1:Лист1.E1 Лист1.F1:Лист1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832cm" svg:height="7.305cm" svg:x="0.055cm" svg:y="4.914cm">
            <draw:object draw:notify-on-update-of-ranges="Лист1.A1:Лист1.A1 Лист1.A2:Лист1.A7 Лист1.B1:Лист1.B1 Лист1.B2:Лист1.B7 Лист1.C1:Лист1.C1 Лист1.C2:Лист1.C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3.881cm" svg:height="7.808cm" svg:x="25.881cm" svg:y="4.729cm">
            <draw:object draw:notify-on-update-of-ranges="Лист1.A2:Лист1.A7 Лист1.K1:Лист1.K1 Лист1.K2:Лист1.K7 Лист1.L1:Лист1.L1 Лист1.L2:Лист1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ce2"/>
        <table:table-column table:style-name="co2" table:default-cell-style-name="ce2"/>
        <table:table-row table:style-name="ro1">
          <table:table-cell table:style-name="Default"/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LinkedList</text:p>
          </table:table-cell>
          <table:table-cell table:style-name="ce1" office:value-type="string" calcext:value-type="string">
            <text:p>HashSet</text:p>
          </table:table-cell>
          <table:table-cell table:style-name="ce1" office:value-type="string" calcext:value-type="string">
            <text:p>LinkedHashSet</text:p>
          </table:table-cell>
          <table:table-cell table:style-name="ce1" office:value-type="string" calcext:value-type="string">
            <text:p>TreeSet</text:p>
          </table:table-cell>
          <table:table-cell table:style-name="ce1" office:value-type="string" calcext:value-type="string">
            <text:p>HashMap</text:p>
          </table:table-cell>
          <table:table-cell table:style-name="ce1" office:value-type="string" calcext:value-type="string">
            <text:p>LinkedHashMap</text:p>
          </table:table-cell>
          <table:table-cell table:style-name="ce1" office:value-type="string" calcext:value-type="string">
            <text:p>TreeMap</text:p>
          </table:table-cell>
          <table:table-cell/>
          <table:table-cell table:style-name="ce1" office:value-type="string" calcext:value-type="string">
            <text:p>MyLinkedList</text:p>
          </table:table-cell>
          <table:table-cell table:style-name="ce1"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11686" calcext:value-type="float">
            <text:p>11686</text:p>
          </table:table-cell>
          <table:table-cell office:value-type="float" office:value="14244" calcext:value-type="float">
            <text:p>14244</text:p>
          </table:table-cell>
          <table:table-cell office:value-type="float" office:value="8214" calcext:value-type="float">
            <text:p>8214</text:p>
          </table:table-cell>
          <table:table-cell office:value-type="float" office:value="7317" calcext:value-type="float">
            <text:p>7317</text:p>
          </table:table-cell>
          <table:table-cell office:value-type="float" office:value="78300" calcext:value-type="float">
            <text:p>78300</text:p>
          </table:table-cell>
          <table:table-cell office:value-type="float" office:value="25263" calcext:value-type="float">
            <text:p>25263</text:p>
          </table:table-cell>
          <table:table-cell office:value-type="float" office:value="8320" calcext:value-type="float">
            <text:p>8320</text:p>
          </table:table-cell>
          <table:table-cell office:value-type="float" office:value="135352" calcext:value-type="float">
            <text:p>135352</text:p>
          </table:table-cell>
          <table:table-cell/>
          <table:table-cell office:value-type="float" office:value="37355" calcext:value-type="float">
            <text:p>37355</text:p>
          </table:table-cell>
          <table:table-cell office:value-type="float" office:value="34344" calcext:value-type="float">
            <text:p>34344</text:p>
          </table:table-cell>
        </table:table-row>
        <table:table-row table:style-name="ro1">
          <table:table-cell office:value-type="string" calcext:value-type="string">
            <text:p>add(element, index)</text:p>
          </table:table-cell>
          <table:table-cell office:value-type="float" office:value="19757" calcext:value-type="float">
            <text:p>19757</text:p>
          </table:table-cell>
          <table:table-cell office:value-type="float" office:value="8907" calcext:value-type="float">
            <text:p>8907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7768" calcext:value-type="float">
            <text:p>17768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string" calcext:value-type="string">
            <text:p>remove(index)</text:p>
          </table:table-cell>
          <table:table-cell office:value-type="float" office:value="8596" calcext:value-type="float">
            <text:p>8596</text:p>
          </table:table-cell>
          <table:table-cell office:value-type="float" office:value="7872" calcext:value-type="float">
            <text:p>7872</text:p>
          </table:table-cell>
          <table:table-cell office:value-type="float" office:value="9975" calcext:value-type="float">
            <text:p>9975</text:p>
          </table:table-cell>
          <table:table-cell office:value-type="float" office:value="3358" calcext:value-type="float">
            <text:p>3358</text:p>
          </table:table-cell>
          <table:table-cell office:value-type="float" office:value="5888" calcext:value-type="float">
            <text:p>5888</text:p>
          </table:table-cell>
          <table:table-cell office:value-type="float" office:value="9620" calcext:value-type="float">
            <text:p>9620</text:p>
          </table:table-cell>
          <table:table-cell office:value-type="float" office:value="5328" calcext:value-type="float">
            <text:p>5328</text:p>
          </table:table-cell>
          <table:table-cell office:value-type="float" office:value="28006" calcext:value-type="float">
            <text:p>28006</text:p>
          </table:table-cell>
          <table:table-cell/>
          <table:table-cell office:value-type="float" office:value="11397" calcext:value-type="float">
            <text:p>11397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string" calcext:value-type="string">
            <text:p>set(index, element)</text:p>
          </table:table-cell>
          <table:table-cell office:value-type="float" office:value="11434" calcext:value-type="float">
            <text:p>11434</text:p>
          </table:table-cell>
          <table:table-cell office:value-type="float" office:value="3788" calcext:value-type="float">
            <text:p>3788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5238" calcext:value-type="float">
            <text:p>5238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string" calcext:value-type="string">
            <text:p>indexOf(element)</text:p>
          </table:table-cell>
          <table:table-cell office:value-type="float" office:value="15491" calcext:value-type="float">
            <text:p>15491</text:p>
          </table:table-cell>
          <table:table-cell office:value-type="float" office:value="9167" calcext:value-type="float">
            <text:p>9167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string" calcext:value-type="string">
            <text:p>get(index)</text:p>
          </table:table-cell>
          <table:table-cell office:value-type="float" office:value="10573" calcext:value-type="float">
            <text:p>10573</text:p>
          </table:table-cell>
          <table:table-cell office:value-type="float" office:value="3533" calcext:value-type="float">
            <text:p>3533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5461" calcext:value-type="float">
            <text:p>5461</text:p>
          </table:table-cell>
          <table:table-cell office:value-type="float" office:value="3533" calcext:value-type="float">
            <text:p>3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01:37:41.84972898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25:44.992947255</meta:creation-date>
    <dc:date>2022-05-13T02:00:44.801394531</dc:date>
    <meta:editing-duration>PT1H53M53S</meta:editing-duration>
    <meta:editing-cycles>12</meta:editing-cycles>
    <meta:generator>LibreOffice/6.4.7.2$Linux_X86_64 LibreOffice_project/40$Build-2</meta:generator>
    <meta:document-statistic meta:table-count="1" meta:cell-count="7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82cm" svg:height="7.809cm" xlink:href=".." xlink:type="simple" chart:class="chart:bar" chart:style-name="ch1">
        <chart:title svg:x="4.106cm" svg:y="0.292cm" chart:style-name="ch2">
          <text:p>MyLinkedList vs. LinkedList</text:p>
        </chart:title>
        <chart:legend chart:legend-position="end" svg:x="11.09cm" svg:y="3.356cm" style:legend-expansion="high" chart:style-name="ch3"/>
        <chart:plot-area chart:style-name="ch4" table:cell-range-address="Лист1.A2:Лист1.A7 Лист1.K1:Лист1.L7" chart:data-source-has-labels="both" svg:x="0.277cm" svg:y="1.227cm" svg:width="10.536cm" svg:height="6.426cm">
          <chartooo:coordinate-region svg:x="3.544cm" svg:y="1.227cm" svg:width="6.804cm" svg:height="5.779cm"/>
          <chart:axis chart:dimension="x" chart:name="primary-x" chart:style-name="ch5" chartooo:axis-type="auto">
            <chartooo:date-scale/>
            <chart:categories table:cell-range-address="Лист1.A2:Лист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K2:Лист1.K7" chart:label-cell-address="Лист1.K1:Лист1.K1" chart:class="chart:bar">
            <chart:data-point chart:repeated="6"/>
          </chart:series>
          <chart:series chart:style-name="ch9" chart:values-cell-range-address="Лист1.L2:Лист1.L7" chart:label-cell-address="Лист1.L1:Лист1.L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LinkedList</text:p>
                <draw:g>
                  <svg:desc>Лист1.K1:Лист1.K1</svg:desc>
                </draw:g>
              </table:table-cell>
              <table:table-cell office:value-type="string">
                <text:p>LinkedList</text:p>
                <draw:g>
                  <svg:desc>Лист1.L1:Лист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7</svg:desc>
                </draw:g>
              </table:table-cell>
              <table:table-cell office:value-type="float" office:value="37355">
                <text:p>37355</text:p>
                <draw:g>
                  <svg:desc>Лист1.K2:Лист1.K7</svg:desc>
                </draw:g>
              </table:table-cell>
              <table:table-cell office:value-type="float" office:value="34344">
                <text:p>34344</text:p>
                <draw:g>
                  <svg:desc>Лист1.L2:Лист1.L7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7768">
                <text:p>17768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11397">
                <text:p>11397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set(index, element)</text:p>
              </table:table-cell>
              <table:table-cell office:value-type="float" office:value="5238">
                <text:p>5238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indexOf(element)</text:p>
              </table:table-cell>
              <table:table-cell office:value-type="float" office:value="10426">
                <text:p>10426</text:p>
              </table:table-cell>
              <table:table-cell office:value-type="float" office:value="9167">
                <text:p>9167</text:p>
              </table:table-cell>
            </table:table-row>
            <table:table-row>
              <table:table-cell office:value-type="string">
                <text:p>get(index)</text:p>
              </table:table-cell>
              <table:table-cell office:value-type="float" office:value="5461">
                <text:p>5461</text:p>
              </table:table-cell>
              <table:table-cell office:value-type="float" office:value="3533">
                <text:p>3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37cm" svg:height="6.827cm" xlink:href=".." xlink:type="simple" chart:class="chart:bar" chart:style-name="ch1">
        <chart:title svg:x="5.654cm" svg:y="0.272cm" chart:style-name="ch2">
          <text:p>Set</text:p>
        </chart:title>
        <chart:legend chart:legend-position="end" svg:x="9.054cm" svg:y="2.616cm" style:legend-expansion="high" chart:style-name="ch3"/>
        <chart:plot-area chart:style-name="ch4" table:cell-range-address="Лист1.A2:Лист1.A2 Лист1.A4:Лист1.A4 Лист1.D1:Лист1.F2 Лист1.D4:Лист1.F4" chart:data-source-has-labels="both" svg:x="0.242cm" svg:y="1.187cm" svg:width="8.57cm" svg:height="5.504cm">
          <chartooo:coordinate-region svg:x="2.663cm" svg:y="1.187cm" svg:width="5.592cm" svg:height="4.857cm"/>
          <chart:axis chart:dimension="x" chart:name="primary-x" chart:style-name="ch5" chartooo:axis-type="auto">
            <chartooo:date-scale/>
            <chart:categories table:cell-range-address="Лист1.A2:Лист1.A2 Лист1.A4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D2:Лист1.D2 Лист1.D4:Лист1.D4" chart:label-cell-address="Лист1.D1:Лист1.D1" chart:class="chart:bar">
            <chart:data-point chart:repeated="2"/>
          </chart:series>
          <chart:series chart:style-name="ch9" chart:values-cell-range-address="Лист1.E2:Лист1.E2 Лист1.E4:Лист1.E4" chart:label-cell-address="Лист1.E1:Лист1.E1" chart:class="chart:bar">
            <chart:data-point chart:repeated="2"/>
          </chart:series>
          <chart:series chart:style-name="ch10" chart:values-cell-range-address="Лист1.F2:Лист1.F2 Лист1.F4:Лист1.F4" chart:label-cell-address="Лист1.F1:Лист1.F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Set</text:p>
                <draw:g>
                  <svg:desc>Лист1.D1:Лист1.D1</svg:desc>
                </draw:g>
              </table:table-cell>
              <table:table-cell office:value-type="string">
                <text:p>LinkedHashSet</text:p>
                <draw:g>
                  <svg:desc>Лист1.E1:Лист1.E1</svg:desc>
                </draw:g>
              </table:table-cell>
              <table:table-cell office:value-type="string">
                <text:p>TreeSet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</svg:desc>
                </draw:g>
              </table:table-cell>
              <table:table-cell office:value-type="float" office:value="8214">
                <text:p>8214</text:p>
                <draw:g>
                  <svg:desc>Лист1.D2:Лист1.D2 Лист1.D4:Лист1.D4</svg:desc>
                </draw:g>
              </table:table-cell>
              <table:table-cell office:value-type="float" office:value="7317">
                <text:p>7317</text:p>
                <draw:g>
                  <svg:desc>Лист1.E2:Лист1.E2 Лист1.E4:Лист1.E4</svg:desc>
                </draw:g>
              </table:table-cell>
              <table:table-cell office:value-type="float" office:value="78300">
                <text:p>78300</text:p>
                <draw:g>
                  <svg:desc>Лист1.F2:Лист1.F2 Лист1.F4:Лист1.F4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975">
                <text:p>9975</text:p>
              </table:table-cell>
              <table:table-cell office:value-type="float" office:value="3358">
                <text:p>3358</text:p>
              </table:table-cell>
              <table:table-cell office:value-type="float" office:value="5888">
                <text:p>5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8cm" svg:height="7.172cm" xlink:href=".." xlink:type="simple" chart:class="chart:bar" chart:style-name="ch1">
        <chart:title svg:x="5.857cm" svg:y="0.279cm" chart:style-name="ch2">
          <text:p>Map</text:p>
        </chart:title>
        <chart:legend chart:legend-position="end" svg:x="9.512cm" svg:y="2.789cm" style:legend-expansion="high" chart:style-name="ch3"/>
        <chart:plot-area chart:style-name="ch4" table:cell-range-address="Лист1.A2:Лист1.A2 Лист1.A4:Лист1.A4 Лист1.G1:Лист1.I2 Лист1.G4:Лист1.I4" chart:data-source-has-labels="both" svg:x="0.254cm" svg:y="1.201cm" svg:width="9.004cm" svg:height="5.828cm">
          <chartooo:coordinate-region svg:x="2.675cm" svg:y="1.201cm" svg:width="6.026cm" svg:height="5.181cm"/>
          <chart:axis chart:dimension="x" chart:name="primary-x" chart:style-name="ch5" chartooo:axis-type="auto">
            <chartooo:date-scale/>
            <chart:categories table:cell-range-address="Лист1.A2:Лист1.A2 Лист1.A4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G2:Лист1.G2 Лист1.G4:Лист1.G4" chart:label-cell-address="Лист1.G1:Лист1.G1" chart:class="chart:bar">
            <chart:data-point chart:repeated="2"/>
          </chart:series>
          <chart:series chart:style-name="ch9" chart:values-cell-range-address="Лист1.H2:Лист1.H2 Лист1.H4:Лист1.H4" chart:label-cell-address="Лист1.H1:Лист1.H1" chart:class="chart:bar">
            <chart:data-point chart:repeated="2"/>
          </chart:series>
          <chart:series chart:style-name="ch10" chart:values-cell-range-address="Лист1.I2:Лист1.I2 Лист1.I4:Лист1.I4" chart:label-cell-address="Лист1.I1:Лист1.I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Map</text:p>
                <draw:g>
                  <svg:desc>Лист1.G1:Лист1.G1</svg:desc>
                </draw:g>
              </table:table-cell>
              <table:table-cell office:value-type="string">
                <text:p>LinkedHashMap</text:p>
                <draw:g>
                  <svg:desc>Лист1.H1:Лист1.H1</svg:desc>
                </draw:g>
              </table:table-cell>
              <table:table-cell office:value-type="string">
                <text:p>TreeMap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</svg:desc>
                </draw:g>
              </table:table-cell>
              <table:table-cell office:value-type="float" office:value="25263">
                <text:p>25263</text:p>
                <draw:g>
                  <svg:desc>Лист1.G2:Лист1.G2 Лист1.G4:Лист1.G4</svg:desc>
                </draw:g>
              </table:table-cell>
              <table:table-cell office:value-type="float" office:value="8320">
                <text:p>8320</text:p>
                <draw:g>
                  <svg:desc>Лист1.H2:Лист1.H2 Лист1.H4:Лист1.H4</svg:desc>
                </draw:g>
              </table:table-cell>
              <table:table-cell office:value-type="float" office:value="135352">
                <text:p>135352</text:p>
                <draw:g>
                  <svg:desc>Лист1.I2:Лист1.I2 Лист1.I4:Лист1.I4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620">
                <text:p>9620</text:p>
              </table:table-cell>
              <table:table-cell office:value-type="float" office:value="5328">
                <text:p>5328</text:p>
              </table:table-cell>
              <table:table-cell office:value-type="float" office:value="28006">
                <text:p>28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33cm" svg:height="7.306cm" xlink:href=".." xlink:type="simple" chart:class="chart:bar" chart:style-name="ch1">
        <chart:title svg:x="5.476cm" svg:y="0.282cm" chart:style-name="ch2">
          <text:p>List</text:p>
        </chart:title>
        <chart:legend chart:legend-position="end" svg:x="9.517cm" svg:y="3.105cm" style:legend-expansion="high" chart:style-name="ch3"/>
        <chart:plot-area chart:style-name="ch4" table:cell-range-address="Лист1.A1:Лист1.C7" chart:data-source-has-labels="both" svg:x="0.236cm" svg:y="1.207cm" svg:width="9.045cm" svg:height="5.953cm">
          <chartooo:coordinate-region svg:x="3.503cm" svg:y="1.207cm" svg:width="5.313cm" svg:height="5.306cm"/>
          <chart:axis chart:dimension="x" chart:name="primary-x" chart:style-name="ch5" chartooo:axis-type="auto">
            <chartooo:date-scale/>
            <chart:categories table:cell-range-address="Лист1.A2:Лист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7" chart:label-cell-address="Лист1.B1:Лист1.B1" chart:class="chart:bar">
            <chart:data-point chart:repeated="6"/>
          </chart:series>
          <chart:series chart:style-name="ch9" chart:values-cell-range-address="Лист1.C2:Лист1.C7" chart:label-cell-address="Лист1.C1:Лист1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Лист1.B1:Лист1.B1</svg:desc>
                </draw:g>
              </table:table-cell>
              <table:table-cell office:value-type="string">
                <text:p>LinkedList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7</svg:desc>
                </draw:g>
              </table:table-cell>
              <table:table-cell office:value-type="float" office:value="11686">
                <text:p>11686</text:p>
                <draw:g>
                  <svg:desc>Лист1.B2:Лист1.B7</svg:desc>
                </draw:g>
              </table:table-cell>
              <table:table-cell office:value-type="float" office:value="14244">
                <text:p>14244</text:p>
                <draw:g>
                  <svg:desc>Лист1.C2:Лист1.C7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9757">
                <text:p>19757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8596">
                <text:p>859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set(index, element)</text:p>
              </table:table-cell>
              <table:table-cell office:value-type="float" office:value="11434">
                <text:p>11434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indexOf(element)</text:p>
              </table:table-cell>
              <table:table-cell office:value-type="float" office:value="15491">
                <text:p>15491</text:p>
              </table:table-cell>
              <table:table-cell office:value-type="float" office:value="9167">
                <text:p>9167</text:p>
              </table:table-cell>
            </table:table-row>
            <table:table-row>
              <table:table-cell office:value-type="string">
                <text:p>get(index)</text:p>
              </table:table-cell>
              <table:table-cell office:value-type="float" office:value="10573">
                <text:p>10573</text:p>
              </table:table-cell>
              <table:table-cell office:value-type="float" office:value="3533">
                <text:p>3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